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size="24pt" fo:language="fr" fo:country="FR" style:text-underline-style="solid" style:text-underline-width="auto" style:text-underline-color="font-color" style:text-underline-mode="continuous" style:text-overline-mode="continuous" style:text-line-through-mode="continuous" style:font-size-asian="24pt" style:font-size-complex="24pt"/>
    </style:style>
    <style:style style:name="P2" style:family="paragraph" style:parent-style-name="Standard">
      <style:paragraph-properties fo:line-height="115%"/>
      <style:text-properties fo:font-size="16pt" fo:language="fr" fo:country="FR" style:font-size-asian="16pt" style:font-size-complex="16pt"/>
    </style:style>
    <style:style style:name="P3" style:family="paragraph" style:parent-style-name="Standard">
      <style:text-properties fo:font-size="16pt" fo:language="fr" fo:country="FR" style:font-size-asian="16pt" style:font-size-complex="16pt"/>
    </style:style>
    <style:style style:name="P4" style:family="paragraph" style:parent-style-name="Standard">
      <style:text-properties fo:language="fr" fo:country="FR"/>
    </style:style>
    <style:style style:name="P5" style:family="paragraph" style:parent-style-name="Standard">
      <style:paragraph-properties fo:line-height="115%"/>
    </style:style>
    <style:style style:name="P6" style:family="paragraph" style:parent-style-name="Standard" style:master-page-name="MP0">
      <style:paragraph-properties fo:line-height="150%" fo:text-align="center" style:justify-single-word="false" style:page-number="auto" fo:break-before="page"/>
    </style:style>
    <style:style style:name="T1" style:family="text">
      <style:text-properties fo:font-size="32pt" fo:language="fr" fo:country="FR" style:font-size-asian="32pt" style:font-size-complex="32pt"/>
    </style:style>
    <style:style style:name="T2" style:family="text">
      <style:text-properties fo:font-size="16pt" fo:language="fr" fo:country="FR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Default_20_Paragraph_20_Font"><text:span text:style-name="T1">Buzz Word</text:span></text:span></text:p>
      <text:p text:style-name="P1">#ENTREPRENEUR</text:p>
      <text:p text:style-name="P2">Notre projet se veut être un réel atout pour tous les entrepreneurs, pour que ceux-ci puissent se concentrer à 100% sur leur activité.</text:p>
      <text:p text:style-name="P2">Kement facilite toute leur gestion de trésorerie ennuyeuse et qui, mal réalisée, peut faire couler un entrepreneur et une idée géniale.</text:p>
      <text:p text:style-name="P2">Kement, c’est un projet pour les entrepreneurs.</text:p>
      <text:p text:style-name="P3"/>
      <text:p text:style-name="P4"/>
      <text:p text:style-name="P1">#INNOVATION</text:p>
      <text:p text:style-name="P3">Kement est une solution innovante dans le sens où celle-ci regroupe tous les essentiels pour la gestion de trésorerie comme le prévisionnel mais Kement ajoute aussi un comparateur de prix intégré innovant permettant de réaliser des économies.</text:p>
      <text:p text:style-name="P3">Kement est aussi innovant dans le sens où il permet aux autres entrepreneurs de pouvoir innover plus simplement.</text:p>
      <text:p text:style-name="P3"/>
      <text:p text:style-name="P4"/>
      <text:p text:style-name="P1">#BIGDATA - #AI</text:p>
      <text:p text:style-name="P2">La plus grande plus-value de notre projet est le comparateur de prix intégré. Pour fonctionner, celui-ci a besoin d’une grande base de données mise à jour régulièrement. Cette base de données, couplée à l’intelligence artificielle, permettra de trouver les meilleurs prix pour chaque dépense de l’entreprise mais aussi d’anticiper une future augmentation/baisse de prix et ainsi aider l’entrepreneur à mieux s’y préparer.</text:p>
      <text:p text:style-name="P4"/>
      <text:p text:style-name="P4"/>
      <text:p text:style-name="P5"><text:span text:style-name="Default_20_Paragraph_20_Font"><text:span text:style-name="T2">Le verrou technologique est là : créer une IA capable d’anticiper les variations de prix en fonctions de paramètres globaux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creation-date>2022-11-02T02:14:00Z</meta:creation-date>
    <dc:date>2022-11-02T15:10:29.090948258</dc:date>
    <meta:editing-cycles>5</meta:editing-cycles>
    <meta:editing-duration>PT19M56S</meta:editing-duration>
    <meta:document-statistic meta:table-count="0" meta:image-count="0" meta:object-count="0" meta:page-count="1" meta:paragraph-count="11" meta:word-count="195" meta:character-count="1262" meta:non-whitespace-character-count="1078"/>
    <meta:template xlink:type="simple" xlink:actuate="onRequest" xlink:title="" xlink:href="../BuzzWord%20(4).odt/Normal.dotm"/>
  </office:meta>
</office:document-meta>
</file>